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7.7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09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Roubaix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020" table:default-cell-style-name="ce1"/>
        <table:table-row table:style-name="ro1">
          <table:table-cell office:value-type="string" calcext:value-type="string">
            <text:p>S-Works Roubaix SL4 Disc Di2</text:p>
          </table:table-cell>
          <table:table-cell/>
          <table:table-cell table:formula="of:=OFFSET([.$A$1];(ROW()-1)*8;0)" office:value-type="string" office:string-value="S-Works Roubaix SL4 Disc Di2" calcext:value-type="string">
            <text:p>S-Works Roubaix SL4 Disc Di2</text:p>
          </table:table-cell>
          <table:table-cell table:formula="of:=OFFSET([.$A$2];(ROW()-1)*8;0)" office:value-type="string" office:string-value="8500" calcext:value-type="string">
            <text:p>85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formula="of:=OFFSET([.$A$6];(ROW()-1)*8;0)" office:value-type="string" office:string-value="Dura-Ace Di2" calcext:value-type="string">
            <text:p>Dura-Ace Di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8500</text:p>
          </table:table-cell>
          <table:table-cell/>
          <table:table-cell table:formula="of:=OFFSET([.$A$1];(ROW()-1)*8;0)" office:value-type="string" office:string-value="Specialized Edition Roubaix SL4 Disc Power" calcext:value-type="string">
            <text:p>Specialized Edition Roubaix SL4 Disc Power</text:p>
          </table:table-cell>
          <table:table-cell table:formula="of:=OFFSET([.$A$2];(ROW()-1)*8;0)" office:value-type="string" office:string-value="7250" calcext:value-type="string">
            <text:p>725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formula="of:=OFFSET([.$A$6];(ROW()-1)*8;0)" office:value-type="string" office:string-value="Force" calcext:value-type="string">
            <text:p>For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l</text:p>
          </table:table-cell>
          <table:table-cell/>
          <table:table-cell table:formula="of:=OFFSET([.$A$1];(ROW()-1)*8;0)" office:value-type="string" office:string-value="Roubaix SL4 Pro Disc Race UDi2" calcext:value-type="string">
            <text:p>Roubaix SL4 Pro Disc Race UDi2</text:p>
          </table:table-cell>
          <table:table-cell table:formula="of:=OFFSET([.$A$2];(ROW()-1)*8;0)" office:value-type="string" office:string-value="5800" calcext:value-type="string">
            <text:p>58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formula="of:=OFFSET([.$A$6];(ROW()-1)*8;0)" office:value-type="string" office:string-value="Ultegra Di2" calcext:value-type="string">
            <text:p>Ultegra Di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OFFSET([.$A$1];(ROW()-1)*8;0)" office:value-type="string" office:string-value="Roubaix SL4 Pro Disc" calcext:value-type="string">
            <text:p>Roubaix SL4 Pro Disc</text:p>
          </table:table-cell>
          <table:table-cell table:formula="of:=OFFSET([.$A$2];(ROW()-1)*8;0)" office:value-type="string" office:string-value="4500" calcext:value-type="string">
            <text:p>45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formula="of:=OFFSET([.$A$6];(ROW()-1)*8;0)" office:value-type="string" office:string-value="Dura-Ace" calcext:value-type="string">
            <text:p>Dura-Ac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OFFSET([.$A$1];(ROW()-1)*8;0)" office:value-type="string" office:string-value="Roubaix SL4 Expert Disc UDi2" calcext:value-type="string">
            <text:p>Roubaix SL4 Expert Disc UDi2</text:p>
          </table:table-cell>
          <table:table-cell table:formula="of:=OFFSET([.$A$2];(ROW()-1)*8;0)" office:value-type="string" office:string-value="4500" calcext:value-type="string">
            <text:p>45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formula="of:=OFFSET([.$A$6];(ROW()-1)*8;0)" office:value-type="string" office:string-value="Ultegra Di2" calcext:value-type="string">
            <text:p>Ultegra Di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ra-Ace Di2</text:p>
          </table:table-cell>
          <table:table-cell/>
          <table:table-cell table:formula="of:=OFFSET([.$A$1];(ROW()-1)*8;0)" office:value-type="string" office:string-value="Roubaix SL4 Expert" calcext:value-type="string">
            <text:p>Roubaix SL4 Expert</text:p>
          </table:table-cell>
          <table:table-cell table:formula="of:=OFFSET([.$A$2];(ROW()-1)*8;0)" office:value-type="string" office:string-value="3500" calcext:value-type="string">
            <text:p>35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formula="of:=OFFSET([.$A$6];(ROW()-1)*8;0)" office:value-type="string" office:string-value="Ultegra" calcext:value-type="string">
            <text:p>Ultegr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OFFSET([.$A$1];(ROW()-1)*8;0)" office:value-type="string" office:string-value="Roubaix SL4 Comp UDi2" calcext:value-type="string">
            <text:p>Roubaix SL4 Comp UDi2</text:p>
          </table:table-cell>
          <table:table-cell table:formula="of:=OFFSET([.$A$2];(ROW()-1)*8;0)" office:value-type="string" office:string-value="3000" calcext:value-type="string">
            <text:p>30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formula="of:=OFFSET([.$A$6];(ROW()-1)*8;0)" office:value-type="string" office:string-value="Ultegra Di2" calcext:value-type="string">
            <text:p>Ultegra Di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OFFSET([.$A$1];(ROW()-1)*8;0)" office:value-type="string" office:string-value="Roubaix SL4 Comp Disc" calcext:value-type="string">
            <text:p>Roubaix SL4 Comp Disc</text:p>
          </table:table-cell>
          <table:table-cell table:formula="of:=OFFSET([.$A$2];(ROW()-1)*8;0)" office:value-type="string" office:string-value="3000" calcext:value-type="string">
            <text:p>30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formula="of:=OFFSET([.$A$6];(ROW()-1)*8;0)" office:value-type="string" office:string-value="Ultegra" calcext:value-type="string">
            <text:p>Ulteg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ecialized Edition Roubaix SL4 Disc Power</text:p>
          </table:table-cell>
          <table:table-cell/>
          <table:table-cell table:formula="of:=OFFSET([.$A$1];(ROW()-1)*8;0)" office:value-type="string" office:string-value="Roubaix SL4 Comp" calcext:value-type="string">
            <text:p>Roubaix SL4 Comp</text:p>
          </table:table-cell>
          <table:table-cell table:formula="of:=OFFSET([.$A$2];(ROW()-1)*8;0)" office:value-type="string" office:string-value="2500" calcext:value-type="string">
            <text:p>25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formula="of:=OFFSET([.$A$6];(ROW()-1)*8;0)" office:value-type="string" office:string-value="Ultegra" calcext:value-type="string">
            <text:p>Ultegra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7250</text:p>
          </table:table-cell>
          <table:table-cell/>
          <table:table-cell table:formula="of:=OFFSET([.$A$1];(ROW()-1)*8;0)" office:value-type="string" office:string-value="Roubaix SL4 Elite Disc" calcext:value-type="string">
            <text:p>Roubaix SL4 Elite Disc</text:p>
          </table:table-cell>
          <table:table-cell table:formula="of:=OFFSET([.$A$2];(ROW()-1)*8;0)" office:value-type="string" office:string-value="2500" calcext:value-type="string">
            <text:p>25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formula="of:=OFFSET([.$A$6];(ROW()-1)*8;0)" office:value-type="string" office:string-value="Rival" calcext:value-type="string">
            <text:p>Riv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l</text:p>
          </table:table-cell>
          <table:table-cell/>
          <table:table-cell table:formula="of:=OFFSET([.$A$1];(ROW()-1)*8;0)" office:value-type="string" office:string-value="Roubaix SL4 Sport" calcext:value-type="string">
            <text:p>Roubaix SL4 Sport</text:p>
          </table:table-cell>
          <table:table-cell table:formula="of:=OFFSET([.$A$2];(ROW()-1)*8;0)" office:value-type="string" office:string-value="2000" calcext:value-type="string">
            <text:p>20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formula="of:=OFFSET([.$A$6];(ROW()-1)*8;0)"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OFFSET([.$A$1];(ROW()-1)*8;0)" office:value-type="string" office:string-value="Roubaix SL4 Disc" calcext:value-type="string">
            <text:p>Roubaix SL4 Disc</text:p>
          </table:table-cell>
          <table:table-cell table:formula="of:=OFFSET([.$A$2];(ROW()-1)*8;0)" office:value-type="string" office:string-value="1950" calcext:value-type="string">
            <text:p>195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formula="of:=OFFSET([.$A$6];(ROW()-1)*8;0)" office:value-type="string" office:string-value="Tiagra" calcext:value-type="string">
            <text:p>Tiag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RAM Force 22, YAW, w/ chain spotter</text:p>
          </table:table-cell>
          <table:table-cell/>
          <table:table-cell table:formula="of:=OFFSET([.$A$1];(ROW()-1)*8;0)" office:value-type="string" office:string-value="Roubaix SL4" calcext:value-type="string">
            <text:p>Roubaix SL4</text:p>
          </table:table-cell>
          <table:table-cell table:formula="of:=OFFSET([.$A$2];(ROW()-1)*8;0)" office:value-type="string" office:string-value="1800" calcext:value-type="string">
            <text:p>18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formula="of:=OFFSET([.$A$6];(ROW()-1)*8;0)" office:value-type="string" office:string-value="Tiagra" calcext:value-type="string">
            <text:p>Tiag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ce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Roubaix SL4 Pro Disc Race UDi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58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Ultegra Di2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Roubaix SL4 Pro Disc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4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Dura-Ace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Roubaix SL4 Expert Disc UDi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4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Ultegra Di2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Roubaix SL4 Exper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3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Roubaix SL4 Comp UDi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3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Ultegra Di2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Roubaix SL4 Comp Disc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3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Roubaix SL4 Co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Roubaix SL4 Elite Disc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RAM Rival 22, braze-on, YAW, w/ chain spot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val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Roubaix SL4 Spor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Roubaix SL4 Disc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9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Tiagra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Roubaix SL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8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Tiagra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s" table:style-name="ta1">
        <table:table-column table:style-name="co3" table:default-cell-style-name="Default"/>
        <table:table-row table:style-name="ro1">
          <table:table-cell office:value-type="string" calcext:value-type="string">
            <text:p>Roubaix</text:p>
          </table:table-cell>
        </table:table-row>
        <table:table-row table:style-name="ro1">
          <table:table-cell office:value-type="string" calcext:value-type="string">
            <text:p>S-Works SL4 Disc Di2</text:p>
          </table:table-cell>
        </table:table-row>
        <table:table-row table:style-name="ro1">
          <table:table-cell office:value-type="string" calcext:value-type="string">
            <text:p>SL4 Disc Power Specialized Edition</text:p>
          </table:table-cell>
        </table:table-row>
        <table:table-row table:style-name="ro1">
          <table:table-cell office:value-type="string" calcext:value-type="string">
            <text:p>SL4 Pro Disc Race UDi2</text:p>
          </table:table-cell>
        </table:table-row>
        <table:table-row table:style-name="ro1">
          <table:table-cell office:value-type="string" calcext:value-type="string">
            <text:p>SL4 Pro Disc</text:p>
          </table:table-cell>
        </table:table-row>
        <table:table-row table:style-name="ro1">
          <table:table-cell office:value-type="string" calcext:value-type="string">
            <text:p>SL4 Expert Disc UDi2</text:p>
          </table:table-cell>
        </table:table-row>
        <table:table-row table:style-name="ro1">
          <table:table-cell office:value-type="string" calcext:value-type="string">
            <text:p>SL4 Expert</text:p>
          </table:table-cell>
        </table:table-row>
        <table:table-row table:style-name="ro1">
          <table:table-cell office:value-type="string" calcext:value-type="string">
            <text:p>SL4 Comp UDi2</text:p>
          </table:table-cell>
        </table:table-row>
        <table:table-row table:style-name="ro1">
          <table:table-cell office:value-type="string" calcext:value-type="string">
            <text:p>SL4 Comp Disc</text:p>
          </table:table-cell>
        </table:table-row>
        <table:table-row table:style-name="ro1">
          <table:table-cell office:value-type="string" calcext:value-type="string">
            <text:p>SL4 Comp</text:p>
          </table:table-cell>
        </table:table-row>
        <table:table-row table:style-name="ro1">
          <table:table-cell office:value-type="string" calcext:value-type="string">
            <text:p>SL4 Elite Disc</text:p>
          </table:table-cell>
        </table:table-row>
        <table:table-row table:style-name="ro1">
          <table:table-cell office:value-type="string" calcext:value-type="string">
            <text:p>SL4 Sport</text:p>
          </table:table-cell>
        </table:table-row>
        <table:table-row table:style-name="ro1">
          <table:table-cell office:value-type="string" calcext:value-type="string">
            <text:p>SL4 Disc</text:p>
          </table:table-cell>
        </table:table-row>
        <table:table-row table:style-name="ro1">
          <table:table-cell office:value-type="string" calcext:value-type="string">
            <text:p>SL4</text:p>
          </table:table-cell>
        </table:table-row>
        <table:table-row table:style-name="ro1">
          <table:table-cell office:value-type="string" calcext:value-type="string">
            <text:p>8500</text:p>
          </table:table-cell>
        </table:table-row>
        <table:table-row table:style-name="ro1">
          <table:table-cell office:value-type="string" calcext:value-type="string">
            <text:p>7250</text:p>
          </table:table-cell>
        </table:table-row>
        <table:table-row table:style-name="ro1">
          <table:table-cell office:value-type="string" calcext:value-type="string">
            <text:p>5800</text:p>
          </table:table-cell>
        </table:table-row>
        <table:table-row table:style-name="ro1">
          <table:table-cell office:value-type="string" calcext:value-type="string">
            <text:p>4500</text:p>
          </table:table-cell>
        </table:table-row>
        <table:table-row table:style-name="ro1">
          <table:table-cell office:value-type="string" calcext:value-type="string">
            <text:p>4500</text:p>
          </table:table-cell>
        </table:table-row>
        <table:table-row table:style-name="ro1">
          <table:table-cell office:value-type="string" calcext:value-type="string">
            <text:p>3500</text:p>
          </table:table-cell>
        </table:table-row>
        <table:table-row table:style-name="ro1">
          <table:table-cell office:value-type="string" calcext:value-type="string">
            <text:p>3000</text:p>
          </table:table-cell>
        </table:table-row>
        <table:table-row table:style-name="ro1">
          <table:table-cell office:value-type="string" calcext:value-type="string">
            <text:p>3000</text:p>
          </table:table-cell>
        </table:table-row>
        <table:table-row table:style-name="ro1">
          <table:table-cell office:value-type="string" calcext:value-type="string">
            <text:p>2500</text:p>
          </table:table-cell>
        </table:table-row>
        <table:table-row table:style-name="ro1">
          <table:table-cell office:value-type="string" calcext:value-type="string">
            <text:p>2500</text:p>
          </table:table-cell>
        </table:table-row>
        <table:table-row table:style-name="ro1">
          <table:table-cell office:value-type="string" calcext:value-type="string">
            <text:p>2000</text:p>
          </table:table-cell>
        </table:table-row>
        <table:table-row table:style-name="ro1">
          <table:table-cell office:value-type="string" calcext:value-type="string">
            <text:p>1950</text:p>
          </table:table-cell>
        </table:table-row>
        <table:table-row table:style-name="ro1">
          <table:table-cell office:value-type="string" calcext:value-type="string">
            <text:p>1800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ura-Ace Di2</text:p>
          </table:table-cell>
        </table:table-row>
        <table:table-row table:style-name="ro1">
          <table:table-cell office:value-type="string" calcext:value-type="string">
            <text:p>Force</text:p>
          </table:table-cell>
        </table:table-row>
        <table:table-row table:style-name="ro1">
          <table:table-cell office:value-type="string" calcext:value-type="string">
            <text:p>Ultegra Di2</text:p>
          </table:table-cell>
        </table:table-row>
        <table:table-row table:style-name="ro1">
          <table:table-cell office:value-type="string" calcext:value-type="string">
            <text:p>Dura-Ace</text:p>
          </table:table-cell>
        </table:table-row>
        <table:table-row table:style-name="ro1">
          <table:table-cell office:value-type="string" calcext:value-type="string">
            <text:p>Ultegra Di2</text:p>
          </table:table-cell>
        </table:table-row>
        <table:table-row table:style-name="ro1">
          <table:table-cell office:value-type="string" calcext:value-type="string">
            <text:p>Ultegra</text:p>
          </table:table-cell>
        </table:table-row>
        <table:table-row table:style-name="ro1">
          <table:table-cell office:value-type="string" calcext:value-type="string">
            <text:p>Ultegra Di2</text:p>
          </table:table-cell>
        </table:table-row>
        <table:table-row table:style-name="ro1">
          <table:table-cell office:value-type="string" calcext:value-type="string">
            <text:p>Ultegra</text:p>
          </table:table-cell>
        </table:table-row>
        <table:table-row table:style-name="ro1">
          <table:table-cell office:value-type="string" calcext:value-type="string">
            <text:p>Ultegra</text:p>
          </table:table-cell>
        </table:table-row>
        <table:table-row table:style-name="ro1">
          <table:table-cell office:value-type="string" calcext:value-type="string">
            <text:p>Rival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Tiagra</text:p>
          </table:table-cell>
        </table:table-row>
        <table:table-row table:style-name="ro1">
          <table:table-cell office:value-type="string" calcext:value-type="string">
            <text:p>Tiagr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 style:data-style-name="N2" text:time-value="22:55:25.7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2T22:58:56.374000000</dc:date>
    <meta:editing-duration>PT53M57S</meta:editing-duration>
    <meta:editing-cycles>5</meta:editing-cycles>
    <meta:generator>LibreOffice/5.0.5.2$Windows_X86_64 LibreOffice_project/55b006a02d247b5f7215fc6ea0fde844b30035b3</meta:generator>
    <meta:document-statistic meta:table-count="2" meta:cell-count="159" meta:object-count="0"/>
  </office:meta>
</office:document-meta>
</file>